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1.5902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525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000" calcext:value-type="float">
            <text:p>1400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5-01T14:0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500" calcext:value-type="float">
            <text:p>5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4-01T09:45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table:number-columns-repeated="2"/>
          <table:table-cell table:style-name="ce8" office:value-type="float" office:value="400" calcext:value-type="float">
            <text:p>4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3-01T09:45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1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Long-term capital gai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From Exchange</text:p>
          </table:table-cell>
          <table:table-cell table:style-name="ce14" office:value-type="string" calcext:value-type="string">
            <text:p>From Holder</text:p>
          </table:table-cell>
          <table:table-cell table:style-name="ce14" office:value-type="string" calcext:value-type="string">
            <text:p>To Exchange</text:p>
          </table:table-cell>
          <table:table-cell table:style-name="ce14" office:value-type="string" calcext:value-type="string">
            <text:p>To Holder</text:p>
          </table:table-cell>
          <table:table-cell table:style-name="ce14" office:value-type="string" calcext:value-type="string">
            <text:p>Custom 5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Sen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ustom 6</text:p>
          </table:table-cell>
          <table:table-cell table:style-name="ce16" office:value-type="string" calcext:value-type="string">
            <text:p>Crypto Received</text:p>
          </table:table-cell>
          <table:table-cell table:style-name="ce16" office:value-type="string" calcext:value-type="string">
            <text:p>Custom 7</text:p>
          </table:table-cell>
          <table:table-cell table:style-name="ce6" office:value-type="string" calcext:value-type="string">
            <text:p>Unique Id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1-07-21T10:02:0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1</text:p>
          </table:table-cell>
          <table:table-cell table:style-name="ce8" office:value-type="float" office:value="0.5" calcext:value-type="float">
            <text:p>0.5</text:p>
          </table:table-cell>
          <table:table-cell table:style-name="ce15" office:value-type="float" office:value="21400" calcext:value-type="float">
            <text:p>21400</text:p>
          </table:table-cell>
          <table:table-cell table:style-name="ce17" office:value-type="string" calcext:value-type="string">
            <text:p>e</text:p>
          </table:table-cell>
          <table:table-cell table:style-name="ce8" office:value-type="float" office:value="0.46" calcext:value-type="float">
            <text:p>0.46</text:p>
          </table:table-cell>
          <table:table-cell table:style-name="ce17" office:value-type="string" calcext:value-type="string">
            <text:p>I</text:p>
          </table:table-cell>
          <table:table-cell table:style-name="ce18" office:value-type="string" calcext:value-type="string">
            <text:p>4a5e1e4baab89f3a32518a88c31bc87f618f76673e2cc77ab2127b7afdeda33b</text:p>
          </table:table-cell>
          <table:table-cell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17" office:value-type="string" calcext:value-type="string">
            <text:p>f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string" calcext:value-type="string">
            <text:p>j</text:p>
          </table:table-cell>
          <table:table-cell table:style-name="ce17"/>
          <table:table-cell table:style-name="ce15" office:value-type="string" calcext:value-type="string">
            <text:p>If the fee is 0, spot price can be omitted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B1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14400" calcext:value-type="float">
            <text:p>14400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.18" calcext:value-type="float">
            <text:p>0.18</text:p>
          </table:table-cell>
          <table:table-cell table:style-name="ce17" office:value-type="string" calcext:value-type="string">
            <text:p>k</text:p>
          </table:table-cell>
          <table:table-cell table:style-name="ce17"/>
          <table:table-cell table:style-name="ce15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B1</text:p>
          </table:table-cell>
          <table:table-cell table:style-name="ce8" office:value-type="float" office:value="0.1" calcext:value-type="float">
            <text:p>0.1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7" office:value-type="string" calcext:value-type="string">
            <text:p>h</text:p>
          </table:table-cell>
          <table:table-cell table:style-name="ce8" office:value-type="float" office:value="0.09" calcext:value-type="float">
            <text:p>0.09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table:style-name="ce15" table:number-columns-repeated="19"/>
          <table:table-cell table:style-name="ce20" table:number-columns-repeated="99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ce8" table:number-columns-repeated="2"/>
          <table:table-cell table:number-columns-repeated="2"/>
          <table:table-cell table:style-name="ce8"/>
          <table:table-cell/>
          <table:table-cell table:style-name="ce8"/>
          <table:table-cell table:style-name="ce15"/>
          <table:table-cell table:style-name="ce8" table:number-columns-repeated="4"/>
          <table:table-cell table:style-name="ce15" table:number-columns-repeated="19"/>
          <table:table-cell table:style-name="ce20" table:number-columns-repeated="992"/>
        </table:table-row>
      </table:table>
      <table:table table:name="B2" table:style-name="ta1"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53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18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0010" calcext:value-type="float">
            <text:p>10010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8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20000" calcext:value-type="float">
            <text:p>2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30030" calcext:value-type="float">
            <text:p>3003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00" calcext:value-type="float">
            <text:p>4000</text:p>
          </table:table-cell>
          <table:table-cell table:number-columns-repeated="2" table:style-name="ce8" office:value-type="float" office:value="40000" calcext:value-type="float">
            <text:p>4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50050" calcext:value-type="float">
            <text:p>50050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number-columns-repeated="5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</table:table-row>
        <table:table-row table:style-name="ro1">
          <table:table-cell office:value-type="string" calcext:value-type="string">
            <text:p>2018-07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8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7.99" calcext:value-type="float">
            <text:p>7.99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4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7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</table:table>
      <table:table table:name="B3" table:style-name="ta1"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53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18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50050" calcext:value-type="float">
            <text:p>50050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8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00" calcext:value-type="float">
            <text:p>4000</text:p>
          </table:table-cell>
          <table:table-cell table:number-columns-repeated="2" table:style-name="ce8" office:value-type="float" office:value="40000" calcext:value-type="float">
            <text:p>4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30030" calcext:value-type="float">
            <text:p>3003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20000" calcext:value-type="float">
            <text:p>2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0010" calcext:value-type="float">
            <text:p>10010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5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</table:table-row>
        <table:table-row table:style-name="ro1">
          <table:table-cell office:value-type="string" calcext:value-type="string">
            <text:p>2018-07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8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7.99" calcext:value-type="float">
            <text:p>7.99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4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7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</table:table>
      <table:table table:name="B4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B1.A23:B1.AMJ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3.I3:B3.L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30:25.532930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6.2$MacOSX_AARCH64 LibreOffice_project/b0ec3a565991f7569a5a7f5d24fed7f52653d754</meta:generator>
    <dc:date>2022-05-24T21:31:16.765605499</dc:date>
    <meta:editing-duration>P4DT5H38M22S</meta:editing-duration>
    <meta:editing-cycles>118</meta:editing-cycles>
    <meta:document-statistic meta:table-count="4" meta:cell-count="530" meta:object-count="0"/>
  </office:meta>
</office:document-meta>
</file>